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Bitstream Vera Sans" svg:font-family="'Bitstream Vera Sans'"/>
    <style:font-face style:name="Bitstream vera sans" svg:font-family="'Bitstream vera san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fo:font-size="9pt" style:font-size-asian="9pt" style:font-size-complex="9pt"/>
    </style:style>
    <style:style style:name="P2" style:family="paragraph" style:parent-style-name="Standard">
      <style:paragraph-properties style:text-autospace="none"/>
      <style:text-properties style:font-name="Courier New" fo:font-size="9pt" style:font-size-asian="9pt" style:font-size-complex="9pt"/>
    </style:style>
    <style:style style:name="P3" style:family="paragraph" style:parent-style-name="Standard">
      <style:text-properties fo:color="#008080" style:font-name="Courier New" fo:font-size="9pt" style:font-size-asian="9pt" style:font-size-complex="9pt"/>
    </style:style>
    <style:style style:name="P4" style:family="paragraph" style:parent-style-name="Standard">
      <style:paragraph-properties style:text-autospace="none"/>
      <style:text-properties fo:color="#008080" style:font-name="Courier New" fo:font-size="9pt" style:font-size-asian="9pt" style:font-size-complex="9pt"/>
    </style:style>
    <style:style style:name="P5" style:family="paragraph" style:parent-style-name="Standard">
      <style:paragraph-properties style:text-autospace="none"/>
      <style:text-properties fo:color="#0000ff"/>
    </style:style>
    <style:style style:name="P6" style:family="paragraph" style:parent-style-name="Standard">
      <style:paragraph-properties style:text-autospace="none"/>
      <style:text-properties fo:color="#0000ff" style:font-name="Courier New" fo:font-size="9pt" style:font-size-asian="9pt" style:font-size-complex="9pt"/>
    </style:style>
    <style:style style:name="P7" style:family="paragraph" style:parent-style-name="Standard">
      <style:paragraph-properties style:text-autospace="none"/>
      <style:text-properties fo:color="#0000ff" style:font-name="Times New Roman" fo:font-size="12pt" style:font-size-asian="12pt" style:font-size-complex="12pt"/>
    </style:style>
    <style:style style:name="P8" style:family="paragraph" style:parent-style-name="Standard">
      <style:paragraph-properties style:text-autospace="none"/>
      <style:text-properties fo:color="#000080" style:font-name="Courier New" fo:font-size="9pt" style:font-size-asian="9pt" style:font-size-complex="9pt"/>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text-properties style:font-name="Bitstream Vera Sans1" fo:font-size="11pt" style:font-size-asian="11pt" style:font-size-complex="11pt"/>
    </style:style>
    <style:style style:name="P11" style:family="paragraph" style:parent-style-name="Text_20_body">
      <style:text-properties style:font-name="Bitstream Vera Sans1" fo:font-size="11pt" style:font-size-asian="11pt" style:font-size-complex="11pt"/>
    </style:style>
    <style:style style:name="P12" style:family="paragraph" style:parent-style-name="Text_20_body">
      <style:paragraph-properties fo:text-align="justify" style:justify-single-word="false"/>
      <style:text-properties style:font-name="Bitstream Vera Sans1" fo:font-size="11pt" style:font-size-asian="11pt" style:font-size-complex="11pt"/>
    </style:style>
    <style:style style:name="P13" style:family="paragraph" style:parent-style-name="Text_20_body">
      <style:paragraph-properties fo:text-align="start" style:justify-single-word="false"/>
      <style:text-properties style:font-name="Courier New" fo:font-size="9pt" style:font-size-asian="9pt" style:font-size-complex="9pt"/>
    </style:style>
    <style:style style:name="P14" style:family="paragraph" style:parent-style-name="Heading_20_2">
      <style:text-properties style:font-name="Arial" fo:font-size="14pt" style:font-size-asian="14pt" style:font-size-complex="14pt"/>
    </style:style>
    <style:style style:name="P15" style:family="paragraph" style:parent-style-name="Text_20_body">
      <style:paragraph-properties fo:text-align="justify" style:justify-single-word="false"/>
      <style:text-properties style:font-name="Bitstream Vera Sans1" fo:font-size="11pt" style:font-size-asian="11pt" style:font-size-complex="11pt"/>
    </style:style>
    <style:style style:name="P16" style:family="paragraph" style:parent-style-name="Text_20_body">
      <style:paragraph-properties fo:text-align="justify" style:justify-single-word="false"/>
      <style:text-properties style:font-name="Bitstream Vera Sans1" fo:font-size="10pt" style:font-size-asian="10pt" style:font-size-complex="10pt"/>
    </style:style>
    <style:style style:name="P17" style:family="paragraph" style:parent-style-name="Text_20_body">
      <style:text-properties style:font-name="Bitstream Vera Sans"/>
    </style:style>
    <style:style style:name="P18" style:family="paragraph" style:parent-style-name="Text_20_body">
      <style:text-properties style:font-name="Bitstream Vera Sans" fo:font-size="10pt"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list-style-name="L4">
      <style:paragraph-properties fo:margin-left="1.27cm" fo:margin-right="0.508cm" fo:text-indent="-0.635cm" style:auto-text-indent="false">
        <style:tab-stops/>
      </style:paragraph-properties>
      <style:text-properties style:font-name="Bitstream Vera Sans1" fo:font-size="9pt" style:font-size-asian="9pt" style:font-size-complex="9pt"/>
    </style:style>
    <style:style style:name="P21" style:family="paragraph" style:parent-style-name="Text_20_body" style:list-style-name="L7">
      <style:paragraph-properties fo:margin-left="1.27cm" fo:margin-right="0.508cm" fo:text-align="justify" style:justify-single-word="false" fo:text-indent="-0.635cm" style:auto-text-indent="false">
        <style:tab-stops/>
      </style:paragraph-properties>
      <style:text-properties style:font-name="Bitstream Vera Sans1" fo:font-size="9pt" style:font-size-asian="9pt" style:font-size-complex="9pt"/>
    </style:style>
    <style:style style:name="P22" style:family="paragraph" style:parent-style-name="Text_20_body" style:list-style-name="L7">
      <style:paragraph-properties fo:margin-left="1.27cm" fo:margin-right="0.508cm" fo:text-align="start" style:justify-single-word="false" fo:text-indent="-0.635cm" style:auto-text-indent="false">
        <style:tab-stops/>
      </style:paragraph-properties>
      <style:text-properties style:font-name="Bitstream Vera Sans1" fo:font-size="9pt" style:font-size-asian="9pt" style:font-size-complex="9pt"/>
    </style:style>
    <style:style style:name="P23" style:family="paragraph" style:parent-style-name="Text_20_body">
      <style:paragraph-properties fo:margin-left="2.469cm" fo:margin-right="0cm" fo:text-indent="0cm" style:auto-text-indent="false"/>
      <style:text-properties style:font-name="Courier New" fo:font-size="9pt" style:font-size-asian="9pt" style:font-size-complex="9pt"/>
    </style:style>
    <style:style style:name="P24" style:family="paragraph" style:parent-style-name="Standard">
      <style:text-properties style:font-name="Bitstream Vera Sans1" fo:font-size="10pt" style:font-size-asian="10pt" style:font-size-complex="10pt"/>
    </style:style>
    <style:style style:name="P25" style:family="paragraph" style:parent-style-name="Standard">
      <style:paragraph-properties fo:text-align="justify" style:justify-single-word="false"/>
      <style:text-properties style:font-name="Bitstream Vera Sans1" fo:font-size="10pt" style:font-size-asian="10pt" style:font-size-complex="10pt"/>
    </style:style>
    <style:style style:name="P26" style:family="paragraph" style:parent-style-name="Standard" style:list-style-name="L8">
      <style:text-properties style:font-name="Bitstream Vera Sans1" fo:font-size="9pt" style:font-size-asian="9pt" style:font-size-complex="9pt"/>
    </style:style>
    <style:style style:name="P27" style:family="paragraph" style:parent-style-name="Standard">
      <style:text-properties fo:font-size="10pt" style:font-size-asian="10pt" style:font-size-complex="10pt"/>
    </style:style>
    <style:style style:name="P28" style:family="paragraph" style:parent-style-name="Standard">
      <style:paragraph-properties style:text-autospace="none"/>
      <style:text-properties style:font-name="Courier New" fo:font-size="9pt" style:font-size-asian="9pt" style:font-size-complex="9pt"/>
    </style:style>
    <style:style style:name="P29" style:family="paragraph" style:parent-style-name="Standard">
      <style:text-properties style:font-name="Times New Roman" fo:font-size="10pt" style:font-size-asian="10pt" style:font-size-complex="10pt"/>
    </style:style>
    <style:style style:name="P30" style:family="paragraph" style:parent-style-name="Standard">
      <style:paragraph-properties fo:text-align="justify" style:justify-single-word="false"/>
      <style:text-properties style:font-name="Times New Roman" fo:font-size="10pt" style:font-size-asian="10pt" style:font-size-complex="10pt"/>
    </style:style>
    <style:style style:name="P31" style:family="paragraph" style:parent-style-name="Standard">
      <style:text-properties style:font-name="Times New Roman" fo:font-size="12pt" style:font-size-asian="12pt" style:font-size-complex="12pt"/>
    </style:style>
    <style:style style:name="P32" style:family="paragraph" style:parent-style-name="Standard">
      <style:paragraph-properties fo:text-align="justify" style:justify-single-word="false"/>
      <style:text-properties style:font-name="Bitstream vera sans" fo:font-size="10pt" style:font-size-asian="10pt" style:font-size-complex="10pt"/>
    </style:style>
    <style:style style:name="P33" style:family="paragraph" style:parent-style-name="Standard">
      <style:paragraph-properties style:text-autospace="none"/>
      <style:text-properties fo:color="#0000ff" style:font-name="Times New Roman" fo:font-size="12pt" style:font-size-asian="12pt" style:font-size-complex="12pt"/>
    </style:style>
    <style:style style:name="P34" style:family="paragraph" style:parent-style-name="Standard">
      <style:text-properties fo:color="#008080" style:font-name="Courier New" fo:font-size="9pt" style:font-size-asian="9pt" style:font-size-complex="9pt"/>
    </style:style>
    <style:style style:name="P35" style:family="paragraph" style:parent-style-name="Standard">
      <style:paragraph-properties fo:margin-left="0.97cm" fo:margin-right="0cm" fo:text-indent="0cm" style:auto-text-indent="false" style:text-autospace="none"/>
      <style:text-properties style:font-name="Courier New" fo:font-size="9pt" style:font-size-asian="9pt" style:font-size-complex="9pt"/>
    </style:style>
    <style:style style:name="P36" style:family="paragraph" style:parent-style-name="Standard">
      <style:paragraph-properties fo:margin-left="0.376cm" fo:margin-right="0cm" fo:text-indent="0cm" style:auto-text-indent="false" style:text-autospace="none"/>
      <style:text-properties style:font-name="Courier New" fo:font-size="9pt" style:font-size-asian="9pt" style:font-size-complex="9pt"/>
    </style:style>
    <style:style style:name="P37" style:family="paragraph" style:parent-style-name="Standard">
      <style:paragraph-properties fo:margin-left="1.367cm" fo:margin-right="0cm" fo:text-indent="0cm" style:auto-text-indent="false" style:text-autospace="none"/>
      <style:text-properties style:font-name="Courier New" fo:font-size="9pt" style:font-size-asian="9pt" style:font-size-complex="9pt"/>
    </style:style>
    <style:style style:name="P38" style:family="paragraph" style:parent-style-name="Standard">
      <style:paragraph-properties fo:margin-left="0.993cm" fo:margin-right="0cm" fo:text-indent="0cm" style:auto-text-indent="false" style:text-autospace="none"/>
      <style:text-properties style:font-name="Courier New" fo:font-size="9pt" style:font-size-asian="9pt" style:font-size-complex="9pt"/>
    </style:style>
    <style:style style:name="P39" style:family="paragraph" style:parent-style-name="Standard">
      <style:paragraph-properties fo:margin-left="0cm" fo:margin-right="0cm" fo:text-indent="0cm" style:auto-text-indent="false" style:text-autospace="none"/>
      <style:text-properties style:font-name="Courier New" fo:font-size="9pt" style:font-size-asian="9pt" style:font-size-complex="9pt"/>
    </style:style>
    <style:style style:name="P40" style:family="paragraph" style:parent-style-name="Standard">
      <style:paragraph-properties fo:margin-left="0cm" fo:margin-right="0cm" fo:text-indent="0cm" style:auto-text-indent="false"/>
      <style:text-properties style:font-name="Times New Roman" fo:font-size="12pt" style:font-size-asian="12pt" style:font-size-complex="12pt"/>
    </style:style>
    <style:style style:name="P41" style:family="paragraph" style:parent-style-name="Standard">
      <style:paragraph-properties fo:margin-left="1.39cm" fo:margin-right="0cm" fo:text-indent="0cm" style:auto-text-indent="false" style:text-autospace="none"/>
      <style:text-properties style:font-name="Courier New" fo:font-size="9pt" style:font-size-asian="9pt" style:font-size-complex="9pt"/>
    </style:style>
    <style:style style:name="P42" style:family="paragraph" style:parent-style-name="Standard">
      <style:paragraph-properties fo:margin-left="1.323cm" fo:margin-right="0cm" fo:text-indent="0cm" style:auto-text-indent="false" style:text-autospace="none"/>
      <style:text-properties style:font-name="Courier New" fo:font-size="9pt" style:font-size-asian="9pt" style:font-size-complex="9pt"/>
    </style:style>
    <style:style style:name="P43" style:family="paragraph" style:parent-style-name="Standard">
      <style:paragraph-properties fo:margin-left="1.72cm" fo:margin-right="0cm" fo:text-indent="0cm" style:auto-text-indent="false" style:text-autospace="none"/>
      <style:text-properties style:font-name="Courier New" fo:font-size="9pt" style:font-size-asian="9pt" style:font-size-complex="9pt"/>
    </style:style>
    <style:style style:name="P44" style:family="paragraph" style:parent-style-name="Standard">
      <style:paragraph-properties fo:margin-left="0.596cm" fo:margin-right="0cm" fo:text-indent="0cm" style:auto-text-indent="false" style:text-autospace="none"/>
      <style:text-properties style:font-name="Courier New" fo:font-size="9pt" style:font-size-asian="9pt" style:font-size-complex="9pt"/>
    </style:style>
    <style:style style:name="P45" style:family="paragraph" style:parent-style-name="Standard">
      <style:paragraph-properties fo:margin-left="0.794cm" fo:margin-right="0cm" fo:text-indent="0cm" style:auto-text-indent="false" style:text-autospace="none"/>
      <style:text-properties style:font-name="Courier New" fo:font-size="9pt" style:font-size-asian="9pt" style:font-size-complex="9pt"/>
    </style:style>
    <style:style style:name="P46" style:family="paragraph" style:parent-style-name="Standard">
      <style:paragraph-properties fo:margin-left="1.787cm" fo:margin-right="0cm" fo:text-indent="0cm" style:auto-text-indent="false" style:text-autospace="none"/>
      <style:text-properties style:font-name="Courier New" fo:font-size="9pt" style:font-size-asian="9pt" style:font-size-complex="9pt"/>
    </style:style>
    <style:style style:name="P47" style:family="paragraph" style:parent-style-name="Standard">
      <style:paragraph-properties fo:margin-left="1.411cm" fo:margin-right="0cm" fo:text-indent="0cm" style:auto-text-indent="false" style:text-autospace="none"/>
      <style:text-properties style:font-name="Courier New" fo:font-size="9pt" style:font-size-asian="9pt" style:font-size-complex="9pt"/>
    </style:style>
    <style:style style:name="P48" style:family="paragraph" style:parent-style-name="Standard">
      <style:paragraph-properties fo:margin-left="1.808cm" fo:margin-right="0cm" fo:text-indent="0cm" style:auto-text-indent="false" style:text-autospace="none"/>
      <style:text-properties style:font-name="Courier New" fo:font-size="9pt" style:font-size-asian="9pt" style:font-size-complex="9pt"/>
    </style:style>
    <style:style style:name="P49" style:family="paragraph" style:parent-style-name="Standard">
      <style:paragraph-properties fo:margin-left="1.434cm" fo:margin-right="0cm" fo:text-indent="0cm" style:auto-text-indent="false" style:text-autospace="none"/>
      <style:text-properties style:font-name="Courier New" fo:font-size="9pt" style:font-size-asian="9pt" style:font-size-complex="9pt"/>
    </style:style>
    <style:style style:name="P50" style:family="paragraph" style:parent-style-name="Standard">
      <style:paragraph-properties fo:margin-left="0.773cm" fo:margin-right="0cm" fo:text-indent="0cm" style:auto-text-indent="false" style:text-autospace="none"/>
      <style:text-properties style:font-name="Courier New" fo:font-size="9pt" style:font-size-asian="9pt" style:font-size-complex="9pt"/>
    </style:style>
    <style:style style:name="P51" style:family="paragraph" style:parent-style-name="Standard">
      <style:paragraph-properties fo:margin-left="3.087cm" fo:margin-right="0cm" fo:text-indent="0cm" style:auto-text-indent="false" style:text-autospace="none"/>
      <style:text-properties style:font-name="Courier New" fo:font-size="9pt" style:font-size-asian="9pt" style:font-size-complex="9pt"/>
    </style:style>
    <style:style style:name="P52" style:family="paragraph" style:parent-style-name="Standard">
      <style:paragraph-properties fo:margin-left="2.448cm" fo:margin-right="0cm" fo:text-indent="0cm" style:auto-text-indent="false"/>
      <style:text-properties style:font-name="Courier New" fo:font-size="9pt" style:font-size-asian="9pt" style:font-size-complex="9pt"/>
    </style:style>
    <style:style style:name="P53" style:family="paragraph" style:parent-style-name="Standard">
      <style:paragraph-properties fo:margin-left="2.448cm" fo:margin-right="0cm" fo:text-indent="0cm" style:auto-text-indent="false"/>
      <style:text-properties style:font-name="Times New Roman" fo:font-size="9pt" style:font-size-asian="9pt" style:font-size-complex="9pt"/>
    </style:style>
    <style:style style:name="P54" style:family="paragraph" style:parent-style-name="Standard" style:list-style-name="L6">
      <style:paragraph-properties fo:margin-left="1.27cm" fo:margin-right="0.508cm" fo:text-indent="-0.635cm" style:auto-text-indent="false">
        <style:tab-stops>
          <style:tab-stop style:position="14.993cm"/>
        </style:tab-stops>
      </style:paragraph-properties>
      <style:text-properties style:font-name="Bitstream Vera Sans1" fo:font-size="9pt" style:font-size-asian="9pt" style:font-size-complex="9pt"/>
    </style:style>
    <style:style style:name="P55" style:family="paragraph" style:parent-style-name="Standard" style:list-style-name="L9">
      <style:paragraph-properties fo:margin-left="1.27cm" fo:margin-right="0.508cm" fo:text-indent="-0.635cm" style:auto-text-indent="false">
        <style:tab-stops/>
      </style:paragraph-properties>
      <style:text-properties style:font-name="Bitstream Vera Sans1" fo:font-size="9pt" style:font-size-asian="9pt" style:font-size-complex="9pt"/>
    </style:style>
    <style:style style:name="T1" style:family="text">
      <style:text-properties fo:color="#0000ff"/>
    </style:style>
    <style:style style:name="T2" style:family="text">
      <style:text-properties fo:color="#0000ff" style:font-name="Courier New" fo:font-size="9pt" style:font-size-asian="9pt" style:font-size-complex="9pt"/>
    </style:style>
    <style:style style:name="T3" style:family="text">
      <style:text-properties fo:color="#800000"/>
    </style:style>
    <style:style style:name="T4" style:family="text">
      <style:text-properties fo:color="#800000" style:font-name="Courier New" fo:font-size="9pt" style:font-size-asian="9pt" style:font-size-complex="9pt"/>
    </style:style>
    <style:style style:name="T5" style:family="text">
      <style:text-properties fo:color="#000000"/>
    </style:style>
    <style:style style:name="T6" style:family="text">
      <style:text-properties fo:color="#000000" style:font-name="Courier New"/>
    </style:style>
    <style:style style:name="T7" style:family="text">
      <style:text-properties fo:color="#000000" style:font-name="Courier New" fo:font-size="9pt" style:font-size-asian="9pt" style:font-size-complex="9pt"/>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style:font-name-asian="Courier New" style:font-name-complex="Courier New"/>
    </style:style>
    <style:style style:name="T10" style:family="text">
      <style:text-properties fo:color="#000000" style:font-name-asian="Courier New" style:font-name-complex="Courier New"/>
    </style:style>
    <style:style style:name="T11" style:family="text">
      <style:text-properties fo:color="#ff0000"/>
    </style:style>
    <style:style style:name="T12" style:family="text">
      <style:text-properties fo:font-weight="bold" style:font-weight-asian="bold" style:font-weight-complex="bold"/>
    </style:style>
    <style:style style:name="T13" style:family="text">
      <style:text-properties style:font-name="Bitstream Vera Sans1"/>
    </style:style>
    <style:style style:name="T14" style:family="text">
      <style:text-properties style:font-name="Bitstream Vera Sans1" fo:font-size="11pt" style:font-size-asian="11pt" style:font-size-complex="11pt"/>
    </style:style>
    <style:style style:name="T15" style:family="text">
      <style:text-properties style:font-name="Courier New"/>
    </style:style>
    <style:style style:name="T16" style:family="text">
      <style:text-properties fo:font-style="italic" style:font-style-asian="italic" style:font-style-complex="italic"/>
    </style:style>
    <style:style style:name="T17" style:family="text">
      <style:text-properties fo:font-weight="normal" style:font-weight-asian="normal" style:font-weight-complex="normal"/>
    </style:style>
    <style:style style:name="Sect1" style:family="section">
      <style:section-properties text:dont-balance-text-columns="false" style:editable="false">
        <style:columns fo:column-count="2" fo:column-gap="0cm">
          <style:column style:rel-width="4818*" fo:start-indent="0cm" fo:end-indent="0cm"/>
          <style:column style:rel-width="4819*"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inbinden von Code-Listen/Dictionaries in iGeoDesktop</text:h>
      <text:p text:style-name="Standard"/>
      <text:p text:style-name="P25">Um dem Nutzer die Erfassung alphanumerischer Properties zu vereinfachen, können sogenann­te Code-Listen in Form von GML Dictionaries eingebunden werden. Ist für ein Property eine Code-Liste registriert, erhält ein Nutzer im Fenster zum Editieren von alphanumerischen Proper­ties anstelle eines Text-Felds bzw. Spinners (für Zahlen) eine Drop-Down-Liste angeboten, über die er einen Wert für das jeweilige Property auswählen kann.</text:p>
      <text:p text:style-name="P25">Code-Listen werden in Form von GML 3.2.1 Dictionaries hinterlegt, da GML hierfür nicht genau spezifiziert und die Struktur sehr variabel ist, wird für die Nutzung in iGeoDesktop eine be­stimmte Struktur festgelegt. Dictionaries können zudem lokal, d.h. als Dateien, als auch Remo­te, d.h. über ein spezielles Java-Servlet eingebunden werden. Im letzteren Fall werden Dictiona­ries dynamisch bei Anfrage aus dem Inhalt von Datenbanktabellen aufgebaut.</text:p>
      <text:p text:style-name="P10"/>
      <text:h text:style-name="Heading_20_2" text:outline-level="2">Einbinden von Code-Listen/Dictionaries in ein Projekt</text:h>
      <text:p text:style-name="P17"/>
      <text:p text:style-name="P18">Dictionaries werden über den <text:span text:style-name="T2">&lt;</text:span><text:span text:style-name="T4">Settings</text:span><text:span text:style-name="T2">&gt; </text:span>Bereich einer Projektdatei in das entsprechende Pro­jekt eingebunden. </text:p>
      <text:p text:style-name="P18"/>
      <text:p text:style-name="P1"><text:span text:style-name="T1">&lt;</text:span><text:span text:style-name="T3">Settings</text:span><text:span text:style-name="T11"> xmlns</text:span><text:span text:style-name="T1">="</text:span><text:span text:style-name="T5">http://www.deegree.org/project</text:span><text:span text:style-name="T1">"</text:span></text:p>
      <text:p text:style-name="P1"><text:span text:style-name="T11"><text:s/><text:tab/> <text:s text:c="2"/>xmlns:ns2</text:span><text:span text:style-name="T1">="</text:span><text:span text:style-name="T5">http://www.deegree.org/coremapmodel</text:span><text:span text:style-name="T1">"</text:span></text:p>
      <text:p text:style-name="P1"><text:span text:style-name="T11"><text:s/><text:tab/> <text:s text:c="2"/>xmlns:ns5</text:span><text:span text:style-name="T1">="</text:span><text:span text:style-name="T5">http://www.deegree.org/settings</text:span><text:span text:style-name="T1">"&gt;</text:span></text:p>
      <text:p text:style-name="P2"><text:span text:style-name="T5"><text:tab/></text:span><text:span text:style-name="T1">&lt;</text:span><text:span text:style-name="T3">ns5:Dictionaries</text:span><text:span text:style-name="T1">&gt;</text:span></text:p>
      <text:p text:style-name="P2"><text:span text:style-name="T5"><text:tab/><text:tab/></text:span><text:span text:style-name="T1">&lt;</text:span><text:span text:style-name="T3">ns2:OnlineResource</text:span><text:span text:style-name="T11"> xlink:href</text:span><text:span text:style-name="T1">="</text:span><text:span text:style-name="T5">../dictionaries/test.xml</text:span><text:span text:style-name="T1">"/&gt;</text:span></text:p>
      <text:p text:style-name="P2"><text:span text:style-name="T5"><text:tab/><text:tab/></text:span><text:span text:style-name="T1">&lt;</text:span><text:span text:style-name="T3">ns2:OnlineResource</text:span><text:span text:style-name="T11"> xlink:href</text:span><text:span text:style-name="T1">="</text:span><text:span text:style-name="T5">../dictionaries/reference.xml</text:span><text:span text:style-name="T1">"/&gt;</text:span></text:p>
      <text:p text:style-name="P2"><text:span text:style-name="T5"><text:tab/></text:span><text:span text:style-name="T1">&lt;/</text:span><text:span text:style-name="T3">ns5:Dictionaries</text:span><text:span text:style-name="T1">&gt;</text:span></text:p>
      <text:p text:style-name="P2"><text:span text:style-name="T1">&lt;/</text:span><text:span text:style-name="T3">Settings</text:span><text:span text:style-name="T1">&gt;</text:span></text:p>
      <text:p text:style-name="P5"/>
      <text:p text:style-name="P25">Es können beliebig viele Dictionaries über relative und absolute Pfade registriert werden.</text:p>
      <text:p text:style-name="P27"/>
      <text:h text:style-name="Heading_20_2" text:outline-level="2">Lokale Dictionaries</text:h>
      <text:p text:style-name="Standard"/>
      <text:p text:style-name="P4">&lt;?xml version="1.0" encoding="UTF-8"?&gt;</text:p>
      <text:p text:style-name="P2"><text:span text:style-name="T1">&lt;</text:span><text:span text:style-name="T3">gml:Dictionary</text:span><text:span text:style-name="T11"> gml:id</text:span><text:span text:style-name="T1">="</text:span><text:span text:style-name="T5">ExternalCodeLists</text:span><text:span text:style-name="T1">"</text:span><text:span text:style-name="T11"> </text:span></text:p>
      <text:p text:style-name="P51"><text:span text:style-name="T11">xmlns:gml</text:span><text:span text:style-name="T1">="</text:span><text:span text:style-name="T5">http://www.opengis.net/gml</text:span><text:span text:style-name="T1">"</text:span><text:span text:style-name="T11"> <text:tab/><text:tab/><text:tab/><text:tab/> <text:s text:c="8"/>xmlns:xsi</text:span><text:span text:style-name="T1">="</text:span><text:span text:style-name="T5">http://www.w3.org/2001/XMLSchema-instance</text:span><text:span text:style-name="T1">"</text:span><text:span text:style-name="T11"> <text:s text:c="6"/>xsi:schemaLo­cation</text:span><text:span text:style-name="T1">="</text:span><text:span text:style-name="T5">http://www.opengis.net/gml http://schemas.opengis.net/gml/3.1.1/base/gml.xsd</text:span><text:span text:style-name="T1">"&gt;</text:span></text:p>
      <text:p text:style-name="P2"><text:span text:style-name="T1"><text:s text:c="2"/>&lt;</text:span><text:span text:style-name="T3">gml:description</text:span><text:span text:style-name="T1">&gt;</text:span><text:span text:style-name="T5">External Code Lists Example</text:span><text:span text:style-name="T1">&lt;/</text:span><text:span text:style-name="T3">gml:description</text:span><text:span text:style-name="T1">&gt;</text:span></text:p>
      <text:p text:style-name="P2"><text:span text:style-name="T1"><text:s text:c="2"/>&lt;</text:span><text:span text:style-name="T3">gml:name</text:span><text:span text:style-name="T11"> codeSpace</text:span><text:span text:style-name="T1">="</text:span><text:span text:style-name="T5">testspace</text:span><text:span text:style-name="T1">"&gt;</text:span><text:span text:style-name="T5">test</text:span><text:span text:style-name="T1">&lt;/</text:span><text:span text:style-name="T3">gml:name</text:span><text:span text:style-name="T1">&gt;</text:span></text:p>
      <text:p text:style-name="P2"><text:span text:style-name="T5"><text:s text:c="2"/></text:span><text:span text:style-name="T1">&lt;</text:span><text:span text:style-name="T3">gml:dictionaryEntry</text:span><text:span text:style-name="T1">&gt;</text:span></text:p>
      <text:p text:style-name="P2"><text:span text:style-name="T5"><text:s text:c="3"/></text:span><text:span text:style-name="T1">&lt;</text:span><text:span text:style-name="T3">gml:DefinitionCollection</text:span><text:span text:style-name="T11"> gml:id</text:span><text:span text:style-name="T1">="</text:span><text:span text:style-name="T5">id_1</text:span><text:span text:style-name="T1">"&gt;</text:span><text:span text:style-name="T5"><text:tab/><text:tab/></text:span></text:p>
      <text:p text:style-name="P2"><text:span text:style-name="T5"><text:s text:c="5"/></text:span><text:span text:style-name="T1">&lt;</text:span><text:span text:style-name="T3">gml:csName</text:span><text:span text:style-name="T11"> codeSpace</text:span><text:span text:style-name="T1">="</text:span><text:span text:style-name="T5">http://www.deegree.org/app</text:span><text:span text:style-name="T1">"&gt;</text:span><text:span text:style-name="T5">Counties</text:span><text:span text:style-name="T1">&lt;/</text:span><text:span text:style-name="T3">gml:csName</text:span><text:span text:style-name="T1">&gt;</text:span></text:p>
      <text:p text:style-name="P2"><text:span text:style-name="T5"><text:s text:c="5"/></text:span><text:span text:style-name="T1">&lt;</text:span><text:span text:style-name="T3">gml:dictionaryEntry</text:span><text:span text:style-name="T1">&gt;</text:span></text:p>
      <text:p text:style-name="P42"><text:span text:style-name="T5"><text:s/></text:span><text:span text:style-name="T1">&lt;</text:span><text:span text:style-name="T3">gml:Definition</text:span><text:span text:style-name="T11"> gml:id</text:span><text:span text:style-name="T1">="</text:span><text:span text:style-name="T5">id_1_1</text:span><text:span text:style-name="T1">"&gt;</text:span></text:p>
      <text:p text:style-name="P42"><text:span text:style-name="T5"><text:s text:c="2"/></text:span><text:span text:style-name="T1">&lt;</text:span><text:span text:style-name="T3">gml:description</text:span><text:span text:style-name="T1">&gt;</text:span><text:span text:style-name="T5">bla bla</text:span><text:span text:style-name="T1">&lt;/</text:span><text:span text:style-name="T3">gml:description</text:span><text:span text:style-name="T1">&gt;</text:span></text:p>
      <text:p text:style-name="P42"><text:span text:style-name="T1"><text:s text:c="2"/>&lt;</text:span><text:span text:style-name="T3">gml:name </text:span><text:span text:style-name="T11">codeSpace</text:span><text:span text:style-name="T1">="</text:span><text:span text:style-name="T5">urn:org:deegree:igeodesktop:code</text:span><text:span text:style-name="T1">"&gt;</text:span><text:span text:style-name="T5">100</text:span><text:span text:style-name="T1">&lt;/</text:span><text:span text:style-name="T3">gml:name</text:span><text:span text:style-name="T1">&gt;</text:span></text:p>
      <text:p text:style-name="P42"><text:span text:style-name="T1"><text:s text:c="2"/>&lt;</text:span><text:span text:style-name="T3">gml:name</text:span><text:span text:style-name="T11"> codeSpace</text:span><text:span text:style-name="T1">="</text:span><text:span text:style-name="T5">urn:org:deegree:igeodesktop:de</text:span><text:span text:style-name="T1">"&gt;</text:span><text:span text:style-name="T5">Dorf</text:span><text:span text:style-name="T1">&lt;/</text:span><text:span text:style-name="T3">gml:name</text:span><text:span text:style-name="T1">&gt;</text:span></text:p>
      <text:p text:style-name="P42"><text:span text:style-name="T1"><text:s text:c="2"/>&lt;</text:span><text:span text:style-name="T3">gml:name</text:span><text:span text:style-name="T11"> codeSpace</text:span><text:span text:style-name="T1">="</text:span><text:span text:style-name="T5">urn:org:deegree:igeodesktop:en</text:span><text:span text:style-name="T1">"&gt;</text:span><text:span text:style-name="T5">Village</text:span><text:span text:style-name="T1">&lt;/</text:span><text:span text:style-name="T3">gml:name</text:span><text:span text:style-name="T1">&gt;</text:span></text:p>
      <text:p text:style-name="P42"><text:span text:style-name="T1">&lt;/</text:span><text:span text:style-name="T3">gml:Definition</text:span><text:span text:style-name="T1">&gt;</text:span></text:p>
      <text:p text:style-name="P2"><text:span text:style-name="T5"><text:s text:c="5"/></text:span><text:span text:style-name="T1">&lt;/</text:span><text:span text:style-name="T3">gml:dictionaryEntry</text:span><text:span text:style-name="T1">&gt;</text:span></text:p>
      <text:p text:style-name="P2"><text:span text:style-name="T5"><text:tab/>.</text:span></text:p>
      <text:p text:style-name="P2"><text:span text:style-name="T5"><text:tab/>.</text:span></text:p>
      <text:p text:style-name="P2"><text:span text:style-name="T5"><text:tab/>.</text:span></text:p>
      <text:p text:style-name="P36"><text:span text:style-name="T1"><text:s text:c="3"/>&lt;</text:span><text:span text:style-name="T3">gml:dictionaryEntry</text:span><text:span text:style-name="T1">&gt;</text:span></text:p>
      <text:p text:style-name="P35"><text:span text:style-name="T1"><text:s text:c="2"/>&lt;</text:span><text:span text:style-name="T3">gml:Definition</text:span><text:span text:style-name="T11"> gml:id</text:span><text:span text:style-name="T1">="</text:span><text:span text:style-name="T5">id_1_3</text:span><text:span text:style-name="T1">"&gt;</text:span></text:p>
      <text:p text:style-name="P43"><text:span text:style-name="T1">&lt;</text:span><text:span text:style-name="T3">gml:description</text:span><text:span text:style-name="T1">&gt;</text:span><text:span text:style-name="T5">bla bla</text:span><text:span text:style-name="T1">&lt;/</text:span><text:span text:style-name="T3">gml:description</text:span><text:span text:style-name="T1">&gt;</text:span></text:p>
      <text:p text:style-name="P43"><text:span text:style-name="T1">&lt;</text:span><text:span text:style-name="T3">gml:name</text:span><text:span text:style-name="T11"> codeSpace</text:span><text:span text:style-name="T1">="</text:span><text:span text:style-name="T5">urn:org:deegree:igeodesktop:code</text:span><text:span text:style-name="T1">"&gt;</text:span><text:span text:style-name="T5">300</text:span><text:span text:style-name="T1">&lt;/</text:span><text:span text:style-name="T3">gml:name</text:span><text:span text:style-name="T1">&gt;</text:span></text:p>
      <text:p text:style-name="P43"><text:span text:style-name="T1">&lt;</text:span><text:span text:style-name="T3">gml:name</text:span><text:span text:style-name="T11"> codeSpace</text:span><text:span text:style-name="T1">="</text:span><text:span text:style-name="T5">urn:org:deegree:igeodesktop:de</text:span><text:span text:style-name="T1">"&gt;</text:span><text:span text:style-name="T5">Land</text:span><text:span text:style-name="T1">&lt;/</text:span><text:span text:style-name="T3">gml:name</text:span><text:span text:style-name="T1">&gt;</text:span></text:p>
      <text:p text:style-name="P43"><text:soft-page-break/><text:span text:style-name="T1">&lt;</text:span><text:span text:style-name="T3">gml:name</text:span><text:span text:style-name="T11"> codeSpace</text:span><text:span text:style-name="T1">="</text:span><text:span text:style-name="T5">urn:org:deegree:igeodesktop:en</text:span><text:span text:style-name="T1">"&gt;</text:span><text:span text:style-name="T5">Country</text:span><text:span text:style-name="T1">&lt;/</text:span><text:span text:style-name="T3">gml:name</text:span><text:span text:style-name="T1">&gt;</text:span></text:p>
      <text:p text:style-name="P35"><text:span text:style-name="T1"><text:s text:c="2"/>&lt;/</text:span><text:span text:style-name="T3">gml:Definition</text:span><text:span text:style-name="T1">&gt;</text:span></text:p>
      <text:p text:style-name="P36"><text:span text:style-name="T1"><text:s text:c="3"/>&lt;/</text:span><text:span text:style-name="T3">gml:dictionaryEntry</text:span><text:span text:style-name="T1">&gt;</text:span></text:p>
      <text:p text:style-name="P39"><text:span text:style-name="T1"><text:s text:c="5"/>&lt;</text:span><text:span text:style-name="T3">gml:dictionaryEntry</text:span><text:span text:style-name="T1">&gt;</text:span></text:p>
      <text:p text:style-name="P38"><text:span text:style-name="T1"><text:s text:c="2"/>&lt;</text:span><text:span text:style-name="T3">gml:Definition</text:span><text:span text:style-name="T11"> gml:id</text:span><text:span text:style-name="T1">="</text:span><text:span text:style-name="T5">id_1_4</text:span><text:span text:style-name="T1">"&gt;</text:span></text:p>
      <text:p text:style-name="P41"><text:span text:style-name="T1"><text:s text:c="2"/>&lt;</text:span><text:span text:style-name="T3">gml:description</text:span><text:span text:style-name="T1">&gt;</text:span><text:span text:style-name="T5">bla bla</text:span><text:span text:style-name="T1">&lt;/</text:span><text:span text:style-name="T3">gml:description</text:span><text:span text:style-name="T1">&gt;</text:span></text:p>
      <text:p text:style-name="P41"><text:span text:style-name="T1"><text:s text:c="2"/>&lt;</text:span><text:span text:style-name="T3">gml:name</text:span><text:span text:style-name="T11"> codeSpace</text:span><text:span text:style-name="T1">="</text:span><text:span text:style-name="T5">urn:org:deegree:igeodesktop:code</text:span><text:span text:style-name="T1">"&gt;</text:span><text:span text:style-name="T5">400</text:span><text:span text:style-name="T1">&lt;/</text:span><text:span text:style-name="T3">gml:name</text:span><text:span text:style-name="T1">&gt;</text:span></text:p>
      <text:p text:style-name="P41"><text:span text:style-name="T1"><text:s text:c="2"/>&lt;</text:span><text:span text:style-name="T3">gml:name</text:span><text:span text:style-name="T1">&gt;</text:span><text:span text:style-name="T5">Global</text:span><text:span text:style-name="T1">&lt;/</text:span><text:span text:style-name="T3">gml:name</text:span><text:span text:style-name="T1">&gt;</text:span></text:p>
      <text:p text:style-name="P38"><text:span text:style-name="T1"><text:s text:c="2"/>&lt;/</text:span><text:span text:style-name="T3">gml:Definition</text:span><text:span text:style-name="T1">&gt;</text:span></text:p>
      <text:p text:style-name="P39"><text:span text:style-name="T1"><text:s text:c="5"/>&lt;/</text:span><text:span text:style-name="T3">gml:dictionaryEntry</text:span><text:span text:style-name="T1">&gt;</text:span></text:p>
      <text:p text:style-name="P39"><text:span text:style-name="T1"><text:s text:c="4"/>&lt;/</text:span><text:span text:style-name="T3">gml:DefinitionCollection</text:span><text:span text:style-name="T1">&gt;</text:span></text:p>
      <text:p text:style-name="P39"><text:span text:style-name="T1"><text:s text:c="3"/>&lt;/</text:span><text:span text:style-name="T3">gml:dictionaryEntry</text:span><text:span text:style-name="T1">&gt;</text:span></text:p>
      <text:p text:style-name="P2"><text:span text:style-name="T1"><text:s text:c="3"/>&lt;</text:span><text:span text:style-name="T3">gml:dictionaryEntry</text:span><text:span text:style-name="T1">&gt;</text:span></text:p>
      <text:p text:style-name="P2"><text:span text:style-name="T1"><text:s text:c="4"/>&lt;</text:span><text:span text:style-name="T3">gml:DefinitionCollection</text:span><text:span text:style-name="T11"> gml:id</text:span><text:span text:style-name="T1">="</text:span><text:span text:style-name="T5">id_2</text:span><text:span text:style-name="T1">"&gt;</text:span><text:span text:style-name="T5"> <text:s text:c="7"/></text:span></text:p>
      <text:p text:style-name="P2"><text:span text:style-name="T1"><text:s text:c="4"/>&lt;</text:span><text:span text:style-name="T3">gml:csName </text:span><text:span text:style-name="T11">codeSpace</text:span><text:span text:style-name="T1">="</text:span><text:a xlink:type="simple" xlink:href="http://www.deegree.org/app"><text:span text:style-name="T5">http://www.deegree.org/app</text:span></text:a><text:span text:style-name="T1">"&gt;</text:span><text:span text:style-name="T5">SGID100_CountyBoundaries/ <text:tab/><text:tab/><text:tab/><text:tab/><text:tab/><text:tab/><text:tab/><text:tab/><text:tab/><text:tab/>SHAPE_AREA</text:span><text:span text:style-name="T1">&lt;/</text:span><text:span text:style-name="T3">gml:csName</text:span><text:span text:style-name="T1">&gt;</text:span></text:p>
      <text:p text:style-name="P44"><text:span text:style-name="T1"><text:s text:c="2"/>&lt;</text:span><text:span text:style-name="T3">gml:dictionaryEntry</text:span><text:span text:style-name="T1">&gt;</text:span></text:p>
      <text:p text:style-name="P37"><text:span text:style-name="T1">&lt;</text:span><text:span text:style-name="T3">gml:Definition</text:span><text:span text:style-name="T11"> gml:id</text:span><text:span text:style-name="T1">="</text:span><text:span text:style-name="T5">id_2_1</text:span><text:span text:style-name="T1">"&gt;</text:span></text:p>
      <text:p text:style-name="P46"><text:span text:style-name="T1">&lt;</text:span><text:span text:style-name="T3">gml:description</text:span><text:span text:style-name="T1">&gt;</text:span><text:span text:style-name="T5">bla bla</text:span><text:span text:style-name="T1">&lt;/</text:span><text:span text:style-name="T3">gml:description</text:span><text:span text:style-name="T1">&gt;</text:span></text:p>
      <text:p text:style-name="P46"><text:span text:style-name="T1">&lt;</text:span><text:span text:style-name="T3">gml:name</text:span><text:span text:style-name="T11"> codeSpace</text:span><text:span text:style-name="T1">="</text:span><text:span text:style-name="T5">urn:org:deegree:igeodesktop:code</text:span><text:span text:style-name="T1">"&gt;</text:span><text:span text:style-name="T5">1</text:span><text:span text:style-name="T1">&lt;/</text:span><text:span text:style-name="T3">gml:name</text:span><text:span text:style-name="T1">&gt;</text:span></text:p>
      <text:p text:style-name="P46"><text:span text:style-name="T1">&lt;</text:span><text:span text:style-name="T3">gml:name</text:span><text:span text:style-name="T11"> codeSpace</text:span><text:span text:style-name="T1">="</text:span><text:span text:style-name="T5">urn:org:deegree:igeodesktop:en</text:span><text:span text:style-name="T1">"&gt;</text:span><text:span text:style-name="T5">Saltlake City</text:span><text:span text:style-name="T1">&lt;/</text:span><text:span text:style-name="T3">gml:name</text:span><text:span text:style-name="T1">&gt;</text:span></text:p>
      <text:p text:style-name="P46"><text:span text:style-name="T1">&lt;</text:span><text:span text:style-name="T3">gml:name</text:span><text:span text:style-name="T11"> codeSpace</text:span><text:span text:style-name="T1">="</text:span><text:span text:style-name="T5">urn:org:deegree:igeodesktop:de</text:span><text:span text:style-name="T1">"&gt;S</text:span><text:span text:style-name="T5">alzsee Stadt</text:span><text:span text:style-name="T1">&lt;/</text:span><text:span text:style-name="T3">gml:name</text:span><text:span text:style-name="T1">&gt;</text:span></text:p>
      <text:p text:style-name="P45"><text:span text:style-name="T1"><text:s text:c="2"/>&lt;/</text:span><text:span text:style-name="T3">gml:Definition</text:span><text:span text:style-name="T1">&gt;</text:span></text:p>
      <text:p text:style-name="P44"><text:span text:style-name="T1"><text:s text:c="2"/>&lt;/</text:span><text:span text:style-name="T3">gml:dictionaryEntry</text:span><text:span text:style-name="T1">&gt;</text:span></text:p>
      <text:p text:style-name="P35"><text:span text:style-name="T1">&lt;</text:span><text:span text:style-name="T3">gml:dictionaryEntry</text:span><text:span text:style-name="T1">&gt;</text:span></text:p>
      <text:p text:style-name="P47"><text:span text:style-name="T1">&lt;</text:span><text:span text:style-name="T3">gml:Definition</text:span><text:span text:style-name="T11"> gml:id</text:span><text:span text:style-name="T1">="</text:span><text:span text:style-name="T5">id_2_2</text:span><text:span text:style-name="T1">"&gt;</text:span></text:p>
      <text:p text:style-name="P48"><text:span text:style-name="T1">&lt;</text:span><text:span text:style-name="T3">gml:description</text:span><text:span text:style-name="T1">&gt;</text:span><text:span text:style-name="T5">bla bla</text:span><text:span text:style-name="T1">&lt;/</text:span><text:span text:style-name="T3">gml:description</text:span><text:span text:style-name="T1">&gt;</text:span></text:p>
      <text:p text:style-name="P48"><text:span text:style-name="T1">&lt;</text:span><text:span text:style-name="T3">gml:name</text:span><text:span text:style-name="T11"> codeSpace</text:span><text:span text:style-name="T1">="</text:span><text:span text:style-name="T5">urn:org:deegree:igeodesktop:code</text:span><text:span text:style-name="T1">"&gt;</text:span><text:span text:style-name="T5">2</text:span><text:span text:style-name="T1">&lt;/</text:span><text:span text:style-name="T3">gml:name</text:span><text:span text:style-name="T1">&gt;</text:span></text:p>
      <text:p text:style-name="P48"><text:span text:style-name="T1">&lt;</text:span><text:span text:style-name="T3">gml:name</text:span><text:span text:style-name="T1">&gt;</text:span><text:span text:style-name="T5">Elwood</text:span><text:span text:style-name="T1">&lt;/</text:span><text:span text:style-name="T3">gml:name</text:span><text:span text:style-name="T1">&gt;</text:span></text:p>
      <text:p text:style-name="P47"><text:span text:style-name="T1">&lt;/</text:span><text:span text:style-name="T3">gml:Definition</text:span><text:span text:style-name="T1">&gt;</text:span></text:p>
      <text:p text:style-name="P35"><text:span text:style-name="T1">&lt;/</text:span><text:span text:style-name="T3">gml:dictionaryEntry</text:span><text:span text:style-name="T1">&gt;</text:span></text:p>
      <text:p text:style-name="P35"><text:span text:style-name="T1">&lt;</text:span><text:span text:style-name="T3">gml:dictionaryEntry</text:span><text:span text:style-name="T1">&gt;</text:span></text:p>
      <text:p text:style-name="P48"><text:span text:style-name="T1">&lt;</text:span><text:span text:style-name="T3">gml:Definition</text:span><text:span text:style-name="T11"> gml:id</text:span><text:span text:style-name="T1">="</text:span><text:span text:style-name="T5">id_2_4</text:span><text:span text:style-name="T1">"&gt;</text:span></text:p>
      <text:p text:style-name="P48"><text:span text:style-name="T1">&lt;</text:span><text:span text:style-name="T3">gml:description</text:span><text:span text:style-name="T1">&gt;</text:span><text:span text:style-name="T5">bla bla</text:span><text:span text:style-name="T1">&lt;/</text:span><text:span text:style-name="T3">gml:description</text:span><text:span text:style-name="T1">&gt;</text:span></text:p>
      <text:p text:style-name="P48"><text:span text:style-name="T1">&lt;</text:span><text:span text:style-name="T3">gml:name</text:span><text:span text:style-name="T11"> codeSpace</text:span><text:span text:style-name="T1">="</text:span><text:span text:style-name="T5">urn:org:deegree:igeodesktop:code</text:span><text:span text:style-name="T1">"&gt;</text:span><text:span text:style-name="T5">3</text:span><text:span text:style-name="T1">&lt;/</text:span><text:span text:style-name="T3">gml:name</text:span><text:span text:style-name="T1">&gt;</text:span></text:p>
      <text:p text:style-name="P49"><text:span text:style-name="T1">&lt;/</text:span><text:span text:style-name="T3">gml:Definition</text:span><text:span text:style-name="T1">&gt;</text:span></text:p>
      <text:p text:style-name="P35"><text:span text:style-name="T1">&lt;/</text:span><text:span text:style-name="T3">gml:dictionaryEntry</text:span><text:span text:style-name="T1">&gt;</text:span></text:p>
      <text:p text:style-name="P50"><text:span text:style-name="T1">&lt;/</text:span><text:span text:style-name="T3">gml:DefinitionCollection</text:span><text:span text:style-name="T1">&gt;</text:span></text:p>
      <text:p text:style-name="P44"><text:span text:style-name="T1">&lt;/</text:span><text:span text:style-name="T3">gml:dictionaryEntry</text:span><text:span text:style-name="T1">&gt;</text:span></text:p>
      <text:p text:style-name="P2"><text:span text:style-name="T1">&lt;/</text:span><text:span text:style-name="T3">gml:Dictionary</text:span><text:span text:style-name="T1">&gt;</text:span></text:p>
      <text:p text:style-name="Standard"/>
      <text:p text:style-name="P25"/>
      <text:p text:style-name="P25">Wiedergegeben ist der Inhalt des weiter oben eingebundenen Dictionaries <text:span text:style-name="T16">text.xml</text:span>. Hier sind zwei Code-Listen registriert: </text:p>
      <text:p text:style-name="P25"/>
      <text:p text:style-name="P6"/>
      <text:p text:style-name="P2"><text:span text:style-name="T1"><text:tab/>&lt;</text:span><text:span text:style-name="T3">gml:csName</text:span><text:span text:style-name="T11"> codeSpace</text:span><text:span text:style-name="T1">="</text:span><text:span text:style-name="T5">http://www.deegree.org/app</text:span><text:span text:style-name="T1">"&gt;</text:span><text:span text:style-name="T5">Counties</text:span><text:span text:style-name="T1">&lt;/</text:span><text:span text:style-name="T3">gml:csName</text:span><text:span text:style-name="T1">&gt;</text:span></text:p>
      <text:p text:style-name="Standard"/>
      <text:p text:style-name="P24"/>
      <text:p text:style-name="P24">und</text:p>
      <text:p text:style-name="P24"/>
      <text:p text:style-name="Standard"/>
      <text:p text:style-name="P2"><text:span text:style-name="T1"><text:tab/>&lt;</text:span><text:span text:style-name="T3">gml:csName</text:span><text:span text:style-name="T11">codeSpace</text:span><text:span text:style-name="T1">="</text:span><text:a xlink:type="simple" xlink:href="http://www.deegree.org/app"><text:span text:style-name="T5">http://www.deegree.org/app</text:span></text:a><text:span text:style-name="T1">"&gt;</text:span><text:span text:style-name="T5">SGID100_CountyBoundaries/ <text:tab/><text:tab/><text:tab/><text:tab/><text:tab/><text:tab/><text:tab/><text:tab/><text:tab/><text:tab/> <text:s/>SHAPE_AREA</text:span><text:span text:style-name="T1">&lt;/</text:span><text:span text:style-name="T3">gml:csName</text:span><text:span text:style-name="T1">&gt;</text:span></text:p>
      <text:p text:style-name="Standard"/>
      <text:p text:style-name="P25"/>
      <text:p text:style-name="P25">Grundsätzlich können in einem lokalen Dictionary beliebig viele Code-Listen registriert werden. Jeder Liste entspricht einem dictionaryEntry und ist als DefinitionCollection realisiert. Der Name (gml:name oder gml:csName) einer DefinitionCollection setzt sich aus dem Namen des Proper­ties, dem die Liste zugeordnet ist, dem FeatureType zu dem es gehört und dem Namespace, in dem es steht zusammen. Letzterer wird im Attribute codeSpace angegeben, die ersten beiden stellen den eigentlichen Wert des Elements gml:name bzw. gml:csName dar und sind durch '/' getrennt.</text:p>
      <text:p text:style-name="P25"/>
      <text:p text:style-name="P25">Innerhalb einer DefinitionCollection befinden sich n dictionaryEntries bzw. Definitions. Jede Defi­nition realisiert das Mapping von einem Code auf einen für den Nutzer lesbaren Wert. Eine Defi­nition kann beliebig viele gml:name Elemente beinhalten. Zwingend ist das Vorhandenen sein <text:soft-page-break/>eine gml:name Elements mit dem codeSpace '<text:span text:style-name="T5">urn:org:deegree:igeodesktop:code</text:span>'. Über dieses Element wird der abzubildende Code angegeben. Die zweite DefinitionCollection aus dem oben wiedergegebenen Beispiel (<text:span text:style-name="T5">SGID100_CountyBoundaries/SHAPE_AREA</text:span>) zeigt die drei möglichen Arten, wie der Inhalt von Code-Listen angegeben werden kann:</text:p>
      <text:p text:style-name="P24"/>
      <text:list xml:id="list32706308" text:style-name="L9">
        <text:list-item>
          <text:p text:style-name="P55">Abbildung unter Berücksichtigung der Sprache:</text:p>
          <text:p text:style-name="P55">Hier sind neben dem Code zwei weitere gml:name Elemente angegeben, die über ihren code­Space eine Spachzuweisung erhalten. Sie repräsentieren das Ziel der Abbildung des Codes. Das heisst in Abhängigkeit zur von einer <text:s/>Anwendung genutzten Sprache, wird ein anderes Mapping realisiert.</text:p>
          <text:p text:style-name="P55"/>
        </text:list-item>
        <text:list-item>
          <text:p text:style-name="P55">Sprachunabhängige Abbildung:</text:p>
          <text:p text:style-name="P55">Die zweite Definition enthält neben dem Code nur noch ein weiteres gml:name Element, das in diesem Fall keinen codeSpace und damit keine Sprachzuweisung enthält. Hier wird eine Abbil­dung des Codes auf einen lesbaren Wert unabhängig von der jeweiligen Sprache durchgeführt.</text:p>
          <text:p text:style-name="P55"/>
        </text:list-item>
        <text:list-item>
          <text:p text:style-name="P55">Im dritten Fall ist neben dem Code kein weiteres gml:name Element angegeben. In diesem Fall wir keine Abbildung vorgenommen und statt dessen der Code unverändert zurückgegeben.</text:p>
        </text:list-item>
      </text:list>
      <text:p text:style-name="P24"/>
      <text:p text:style-name="P25"/>
      <text:p text:style-name="P25">Bei der Abbildung von Codes auf lesbare Werte gelten folgende Regeln, die in dieser Reihenfol­ge überprüft werden:</text:p>
      <text:p text:style-name="P24"/>
      <text:list xml:id="list32668991" text:style-name="L8">
        <text:list-item>
          <text:p text:style-name="P26">Ist Für die einen Code eine Abbildung in der angeforderten Sprache definiert, nutze sie.</text:p>
        </text:list-item>
        <text:list-item>
          <text:p text:style-name="P26">Ist keine Abbildung in der angeforderten Sprache definiert, bilde den Code auf die englische Sprachvariante ab.</text:p>
        </text:list-item>
        <text:list-item>
          <text:p text:style-name="P26">Ist diese auch nicht definiert, bilde den Code auf das gml:name Element ohne Sprachzuweisung (ohne codeSpace) ab.</text:p>
        </text:list-item>
        <text:list-item>
          <text:p text:style-name="P26">Ist neben dem Code kein weiteres gml:name Element definiert und eine Abbildung somit nicht möglich, geben den unveränderten Wert des Codes zurück.</text:p>
        </text:list-item>
      </text:list>
      <text:p text:style-name="P24"/>
      <text:p text:style-name="P24"/>
      <text:p text:style-name="P24">Die letzte Regel erlaubt es, Code-Listen zu verwenden, die bereits aus lesbaren Werten aufge­baut sind.</text:p>
      <text:p text:style-name="P9"/>
      <text:p text:style-name="P9"/>
      <text:h text:style-name="P14" text:outline-level="2">Remote/dynamische Dictionaries</text:h>
      <text:p text:style-name="P29"/>
      <text:p text:style-name="P25">Neben der Möglichkeit Code-Listen lokal, d.h. vollständig in GML Dictionaries abzulegen, gibt es in iGeodesktop auch die Option Remote Dictionaries zu nutzen, deren Inhalt dynamisch erzeugt wird. Das erste Beispiel zeigt die Registrierung eines solchen Dictionaries in iGeoDesktop durch Angabe eines Verweises auf die Datei reference.xml. Sie unterscheidet sich auf den ersten Blick nicht von der eines lokalen Dictionaries, der Inhalt von reference.xml zeigt jedoch die Unter­schiede:</text:p>
      <text:p text:style-name="P9"/>
      <text:p text:style-name="P3">&lt;?xml version="1.0" encoding="UTF-8"?&gt;</text:p>
      <text:p text:style-name="P2"><text:span text:style-name="T1">&lt;</text:span><text:span text:style-name="T3">gml:Dictionary</text:span><text:span text:style-name="T11"> gml:id</text:span><text:span text:style-name="T1">="</text:span><text:span text:style-name="T5">ExternalCodeLists</text:span><text:span text:style-name="T1">"</text:span><text:span text:style-name="T11"> xmlns:gml</text:span><text:span text:style-name="T1">="</text:span><text:span text:style-name="T5">http://www.opengis.net/gml</text:span><text:span text:style-name="T1">"</text:span><text:span text:style-name="T11"> <text:tab/><text:tab/><text:tab/>xmlns:xlink</text:span><text:span text:style-name="T1">="</text:span><text:span text:style-name="T5">http://www.w3.org/1999/xlink</text:span><text:span text:style-name="T1">"</text:span><text:span text:style-name="T11"> </text:span></text:p>
      <text:p text:style-name="P2"><text:span text:style-name="T11"><text:tab/><text:tab/>xmlns:xsi</text:span><text:span text:style-name="T1">="</text:span><text:span text:style-name="T5">http://www.w3.org/2001/XMLSchema-instance</text:span><text:span text:style-name="T1">"</text:span><text:span text:style-name="T11"> <text:tab/><text:tab/><text:tab/><text:tab/><text:tab/>xsi:schemaLocation</text:span><text:span text:style-name="T1">="</text:span><text:span text:style-name="T5">http://www.opengis.net/gml </text:span></text:p>
      <text:p text:style-name="P2"><text:span text:style-name="T5"><text:tab/><text:tab/>http://schemas.opengis.net/gml/3.1.1/base/gml.xsd</text:span><text:span text:style-name="T1">"&gt;</text:span></text:p>
      <text:p text:style-name="P2"><text:span text:style-name="T5"><text:tab/></text:span><text:span text:style-name="T1">&lt;</text:span><text:span text:style-name="T3">gml:description</text:span><text:span text:style-name="T1">&gt;</text:span><text:span text:style-name="T5">External Code Lists Example</text:span><text:span text:style-name="T1">&lt;/</text:span><text:span text:style-name="T3">gml:description</text:span><text:span text:style-name="T1">&gt;</text:span></text:p>
      <text:p text:style-name="P2"><text:span text:style-name="T5"><text:tab/></text:span><text:span text:style-name="T1">&lt;</text:span><text:span text:style-name="T3">gml:name</text:span><text:span text:style-name="T11"> codeSpace</text:span><text:span text:style-name="T1">="</text:span><text:span text:style-name="T5">testspace</text:span><text:span text:style-name="T1">"&gt;</text:span><text:span text:style-name="T5">test</text:span><text:span text:style-name="T1">&lt;/</text:span><text:span text:style-name="T3">gml:name</text:span><text:span text:style-name="T1">&gt;</text:span></text:p>
      <text:p text:style-name="P2"><text:span text:style-name="T5"><text:tab/></text:span><text:span text:style-name="T1">&lt;</text:span><text:span text:style-name="T3">gml:indirectEntry</text:span><text:span text:style-name="T1">&gt;</text:span></text:p>
      <text:p text:style-name="P2"><text:span text:style-name="T5"><text:tab/><text:tab/></text:span><text:span text:style-name="T1">&lt;</text:span><text:span text:style-name="T3">gml:DefinitionProxy</text:span><text:span text:style-name="T11"> gml:id</text:span><text:span text:style-name="T1">="</text:span><text:span text:style-name="T5">id_1</text:span><text:span text:style-name="T1">"&gt;</text:span></text:p>
      <text:p text:style-name="P2"><text:span text:style-name="T5"><text:tab/><text:tab/><text:tab/></text:span><text:span text:style-name="T1">&lt;</text:span><text:span text:style-name="T3">gml:csName</text:span><text:span text:style-name="T1">&gt;</text:span><text:span text:style-name="T5">my dict</text:span><text:span text:style-name="T1">&lt;/</text:span><text:span text:style-name="T3">gml:csName</text:span><text:span text:style-name="T1">&gt;</text:span><text:span text:style-name="T5"><text:tab/><text:tab/><text:tab/></text:span></text:p>
      <text:p text:style-name="P2"><text:span text:style-name="T5"><text:tab/><text:tab/><text:tab/></text:span><text:span text:style-name="T1">&lt;</text:span><text:span text:style-name="T3">gml:definitionRef</text:span><text:span text:style-name="T11"> </text:span></text:p>
      <text:p text:style-name="P2"><text:span text:style-name="T11"><text:s text:c="20"/>xlink:href</text:span><text:span text:style-name="T1">="</text:span><text:span text:style-name="T5">http://localhost:8080/deegree-dictionary/dictionary</text:span><text:span text:style-name="T1">"/&gt;</text:span></text:p>
      <text:p text:style-name="P2"><text:span text:style-name="T5"><text:tab/><text:tab/></text:span><text:span text:style-name="T1">&lt;/</text:span><text:span text:style-name="T3">gml:DefinitionProxy</text:span><text:span text:style-name="T1">&gt;</text:span></text:p>
      <text:p text:style-name="P2"><text:span text:style-name="T5"><text:tab/></text:span><text:span text:style-name="T1">&lt;/</text:span><text:span text:style-name="T3">gml:indirectEntry</text:span><text:span text:style-name="T1">&gt;</text:span></text:p>
      <text:p text:style-name="P2"><text:span text:style-name="T1">&lt;/</text:span><text:span text:style-name="T3">gml:Dictionary</text:span><text:span text:style-name="T1">&gt;</text:span></text:p>
      <text:p text:style-name="P9"/>
      <text:p text:style-name="P25">Auch hierbei handelt es sich um ein valides GML Dictionary, doch anstatt der vollständigen De­<text:soft-page-break/>finition von Code-Listen enthält es lediglich einen gml:indirectEntry bzw. einen gml:Definition­Proxy mit einem Verweis auf eine Netzressource. <text:s/>Letztere liefert dann das eigentliche Dictiona­ry mit der Definition der Code-Listen. </text:p>
      <text:p text:style-name="P25"/>
      <text:p text:style-name="P25">Für iGeoDesktop - und vielleicht noch für andere Anwendungen - wurde ein Servlet realisiert, das Code-Listen bzw. GML Dictionaries dynamisch aus dem Inhalt von Datenbanktabellen gene­riert. Spricht man das Servlet, wie über das xlink:href Attribut, wie oben angegeben, ohne wei­tere Parameter an, so liefert es ein GML Dictionary mit Code-Listen für alle bei ihm registrierten Tabellen zurück. Alternative - und diese Möglichkeit nutzt iGgeoDesktop - kann man als Parame­ter auch den Namen und codeSpace der gewünschten Code-Liste bzw. der entsprechenden De­finitionCollection angeben<text:tab/> <text:line-break/>(z.B.: http://localhost:8080/deegree-dictionary/dictionaries?name=<text:span text:style-name="T5">SGID100_CountyBoundaries/SHAPE_AREA&amp;codeSpace=http://www.deegree.org/app</text:span>).</text:p>
      <text:p text:style-name="P25"/>
      <text:p text:style-name="P25">Damit das Servlet dynamisch GML Dictionaries erzeugen kann, müssen über eine Konfigurati­onsdatei Datenbankverbindung und Tabellen bei <text:s/>ihm registiert werden. Der Name und Ort der Konfigurationsdatei werden über den Deployment-Descriptor angegeben.</text:p>
      <text:p text:style-name="P3"/>
      <text:p text:style-name="P3">&lt;?xml version="1.0"?&gt;</text:p>
      <text:p text:style-name="P8">&lt;!DOCTYPE web-app PUBLIC "-//Sun Microsystems, Inc.//DTD Web Application 2.3//EN" "http://java.sun.com/dtd/web-app_2_3.dtd"&gt;</text:p>
      <text:p text:style-name="P2"><text:span text:style-name="T1">&lt;</text:span><text:span text:style-name="T3">web-app</text:span><text:span text:style-name="T1">&gt;</text:span></text:p>
      <text:p text:style-name="P2"><text:span text:style-name="T5"><text:tab/></text:span><text:span text:style-name="T1">&lt;</text:span><text:span text:style-name="T3">display-name</text:span><text:span text:style-name="T1">&gt;</text:span><text:span text:style-name="T5">deegree dictionary</text:span><text:span text:style-name="T1">&lt;/</text:span><text:span text:style-name="T3">display-name</text:span><text:span text:style-name="T1">&gt;</text:span></text:p>
      <text:p text:style-name="P2"><text:span text:style-name="T5"><text:tab/></text:span><text:span text:style-name="T1">&lt;</text:span><text:span text:style-name="T3">description</text:span><text:span text:style-name="T1">&gt;</text:span><text:span text:style-name="T5">deegree dictionary</text:span><text:span text:style-name="T1">&lt;/</text:span><text:span text:style-name="T3">description</text:span><text:span text:style-name="T1">&gt;</text:span></text:p>
      <text:p text:style-name="P2"><text:span text:style-name="T5"><text:tab/></text:span><text:span text:style-name="T1">&lt;</text:span><text:span text:style-name="T3">servlet</text:span><text:span text:style-name="T1">&gt;</text:span></text:p>
      <text:p text:style-name="P2"><text:span text:style-name="T5"><text:tab/><text:tab/></text:span><text:span text:style-name="T1">&lt;</text:span><text:span text:style-name="T3">servlet-name</text:span><text:span text:style-name="T1">&gt;</text:span><text:span text:style-name="T5">dictionary</text:span><text:span text:style-name="T1">&lt;/</text:span><text:span text:style-name="T3">servlet-name</text:span><text:span text:style-name="T1">&gt;</text:span></text:p>
      <text:p text:style-name="P2"><text:span text:style-name="T5"><text:tab/><text:tab/></text:span><text:span text:style-name="T1">&lt;</text:span><text:span text:style-name="T3">servlet-class</text:span><text:span text:style-name="T1">&gt;</text:span></text:p>
      <text:p text:style-name="P2"><text:span text:style-name="T1"><text:tab/><text:tab/><text:tab/></text:span><text:span text:style-name="T5">org.deegree.igeo.enterprise.dictionary.DictionaryServlet</text:span></text:p>
      <text:p text:style-name="P2"><text:span text:style-name="T5"><text:s text:c="13"/></text:span><text:span text:style-name="T1">&lt;/</text:span><text:span text:style-name="T3">servlet-class</text:span><text:span text:style-name="T1">&gt;</text:span></text:p>
      <text:p text:style-name="P2"><text:span text:style-name="T5"><text:tab/><text:tab/></text:span><text:span text:style-name="T1">&lt;</text:span><text:span text:style-name="T3">init-param</text:span><text:span text:style-name="T1">&gt;</text:span></text:p>
      <text:p text:style-name="P2"><text:span text:style-name="T5"><text:tab/><text:tab/><text:tab/></text:span><text:span text:style-name="T1">&lt;</text:span><text:span text:style-name="T3">param-name</text:span><text:span text:style-name="T1">&gt;</text:span><text:span text:style-name="T5">ConfigFile</text:span><text:span text:style-name="T1">&lt;/</text:span><text:span text:style-name="T3">param-name</text:span><text:span text:style-name="T1">&gt;</text:span></text:p>
      <text:p text:style-name="P2"><text:span text:style-name="T5"><text:tab/><text:tab/><text:tab/></text:span><text:span text:style-name="T1">&lt;</text:span><text:span text:style-name="T3">param-value</text:span><text:span text:style-name="T1">&gt;</text:span><text:span text:style-name="T5">WEB-INF/conf/dictionary/configuration.xml</text:span><text:span text:style-name="T1">&lt;/</text:span><text:span text:style-name="T3">param-value</text:span><text:span text:style-name="T1">&gt;</text:span></text:p>
      <text:p text:style-name="P2"><text:span text:style-name="T5"><text:tab/><text:tab/></text:span><text:span text:style-name="T1">&lt;/</text:span><text:span text:style-name="T3">init-param</text:span><text:span text:style-name="T1">&gt;</text:span></text:p>
      <text:p text:style-name="P2"><text:span text:style-name="T5"><text:tab/></text:span><text:span text:style-name="T1">&lt;/</text:span><text:span text:style-name="T3">servlet</text:span><text:span text:style-name="T1">&gt;</text:span></text:p>
      <text:p text:style-name="P2"><text:span text:style-name="T5"><text:tab/></text:span><text:span text:style-name="T1">&lt;</text:span><text:span text:style-name="T3">servlet-mapping</text:span><text:span text:style-name="T1">&gt;</text:span></text:p>
      <text:p text:style-name="P2"><text:span text:style-name="T5"><text:tab/><text:tab/></text:span><text:span text:style-name="T1">&lt;</text:span><text:span text:style-name="T3">servlet-name</text:span><text:span text:style-name="T1">&gt;</text:span><text:span text:style-name="T5">dictionary</text:span><text:span text:style-name="T1">&lt;/</text:span><text:span text:style-name="T3">servlet-name</text:span><text:span text:style-name="T1">&gt;</text:span></text:p>
      <text:p text:style-name="P2"><text:span text:style-name="T5"><text:tab/><text:tab/></text:span><text:span text:style-name="T1">&lt;</text:span><text:span text:style-name="T3">url-pattern</text:span><text:span text:style-name="T1">&gt;</text:span><text:span text:style-name="T5">/dictionary</text:span><text:span text:style-name="T1">&lt;/</text:span><text:span text:style-name="T3">url-pattern</text:span><text:span text:style-name="T1">&gt;</text:span></text:p>
      <text:p text:style-name="P2"><text:span text:style-name="T5"><text:tab/></text:span><text:span text:style-name="T1">&lt;/</text:span><text:span text:style-name="T3">servlet-mapping</text:span><text:span text:style-name="T1">&gt;</text:span></text:p>
      <text:p text:style-name="P2"><text:span text:style-name="T5"><text:tab/></text:span><text:span text:style-name="T1">&lt;</text:span><text:span text:style-name="T3">error-page</text:span><text:span text:style-name="T1">&gt;</text:span></text:p>
      <text:p text:style-name="P2"><text:span text:style-name="T5"><text:tab/><text:tab/></text:span><text:span text:style-name="T1">&lt;</text:span><text:span text:style-name="T3">error-code</text:span><text:span text:style-name="T1">&gt;</text:span><text:span text:style-name="T5">500</text:span><text:span text:style-name="T1">&lt;/</text:span><text:span text:style-name="T3">error-code</text:span><text:span text:style-name="T1">&gt;</text:span></text:p>
      <text:p text:style-name="P2"><text:span text:style-name="T5"><text:tab/><text:tab/></text:span><text:span text:style-name="T1">&lt;</text:span><text:span text:style-name="T3">location</text:span><text:span text:style-name="T1">&gt;</text:span><text:span text:style-name="T5">/error.jsp</text:span><text:span text:style-name="T1">&lt;/</text:span><text:span text:style-name="T3">location</text:span><text:span text:style-name="T1">&gt;</text:span></text:p>
      <text:p text:style-name="P2"><text:span text:style-name="T5"><text:tab/></text:span><text:span text:style-name="T1">&lt;/</text:span><text:span text:style-name="T3">error-page</text:span><text:span text:style-name="T1">&gt;</text:span></text:p>
      <text:p text:style-name="P2"><text:span text:style-name="T1">&lt;/</text:span><text:span text:style-name="T3">web-app</text:span><text:span text:style-name="T1">&gt;</text:span></text:p>
      <text:p text:style-name="P7"/>
      <text:p text:style-name="P7"/>
      <text:p text:style-name="P32"/>
      <text:p text:style-name="P32">Die Konfigurationsdatei enthält neben der Datenbankverbindung ein Abbildung von Tabellenna­men auf den Namen und codeSpace der zugeordneten DefinitionCollection:</text:p>
      <text:p text:style-name="P3"/>
      <text:p text:style-name="P3"/>
      <text:p text:style-name="P3">&lt;?xml version="1.0" encoding="UTF-8"?&gt;</text:p>
      <text:p text:style-name="P2"><text:span text:style-name="T1">&lt;</text:span><text:span text:style-name="T3">dict:DictionaryResource</text:span><text:span text:style-name="T11"> xmlns:dict</text:span><text:span text:style-name="T1">="</text:span><text:span text:style-name="T5">http://www.deegree.org/dictionary</text:span><text:span text:style-name="T1">"</text:span><text:span text:style-name="T11"> </text:span></text:p>
      <text:p text:style-name="P2"><text:span text:style-name="T11">xmlns:jdbc</text:span><text:span text:style-name="T1">="</text:span><text:span text:style-name="T5">http://www.deegree.org/jdbc</text:span><text:span text:style-name="T1">"&gt;</text:span></text:p>
      <text:p text:style-name="P2"><text:span text:style-name="T5"><text:tab/></text:span><text:span text:style-name="T1">&lt;</text:span><text:span text:style-name="T3">dict:connection</text:span><text:span text:style-name="T1">&gt;</text:span></text:p>
      <text:p text:style-name="P2"><text:span text:style-name="T5"><text:tab/><text:tab/></text:span><text:span text:style-name="T1">&lt;</text:span><text:span text:style-name="T3">jdbc:Driver</text:span><text:span text:style-name="T1">&gt;</text:span><text:span text:style-name="T5">org.postgresql.Driver</text:span><text:span text:style-name="T1">&lt;/</text:span><text:span text:style-name="T3">jdbc:Driver</text:span><text:span text:style-name="T1">&gt;</text:span></text:p>
      <text:p text:style-name="P2"><text:span text:style-name="T5"><text:tab/><text:tab/></text:span><text:span text:style-name="T1">&lt;</text:span><text:span text:style-name="T3">jdbc:Url</text:span><text:span text:style-name="T1">&gt;</text:span><text:span text:style-name="T5">jdbc:postgresql://localhost:5432/igeodesktop</text:span><text:span text:style-name="T1">&lt;/</text:span><text:span text:style-name="T3">jdbc:Url</text:span><text:span text:style-name="T1">&gt;</text:span></text:p>
      <text:p text:style-name="P2"><text:span text:style-name="T5"><text:tab/><text:tab/></text:span><text:span text:style-name="T1">&lt;</text:span><text:span text:style-name="T3">jdbc:User</text:span><text:span text:style-name="T1">&gt;</text:span><text:span text:style-name="T5">postgres</text:span><text:span text:style-name="T1">&lt;/</text:span><text:span text:style-name="T3">jdbc:User</text:span><text:span text:style-name="T1">&gt;</text:span></text:p>
      <text:p text:style-name="P2"><text:span text:style-name="T5"><text:tab/><text:tab/></text:span><text:span text:style-name="T1">&lt;</text:span><text:span text:style-name="T3">jdbc:Password</text:span><text:span text:style-name="T1">&gt;</text:span><text:span text:style-name="T5">postgres</text:span><text:span text:style-name="T1">&lt;/</text:span><text:span text:style-name="T3">jdbc:Password</text:span><text:span text:style-name="T1">&gt;</text:span><text:span text:style-name="T5"><text:tab/><text:tab/></text:span></text:p>
      <text:p text:style-name="P2"><text:span text:style-name="T5"><text:tab/></text:span><text:span text:style-name="T1">&lt;/</text:span><text:span text:style-name="T3">dict:connection</text:span><text:span text:style-name="T1">&gt;</text:span></text:p>
      <text:p text:style-name="P2"><text:span text:style-name="T5"><text:tab/></text:span><text:span text:style-name="T1">&lt;</text:span><text:span text:style-name="T3">dict:definition</text:span><text:span text:style-name="T1">&gt;</text:span></text:p>
      <text:p text:style-name="P2"><text:span text:style-name="T5"><text:tab/><text:tab/></text:span><text:span text:style-name="T1">&lt;</text:span><text:span text:style-name="T3">dict:name</text:span><text:span text:style-name="T1">&gt;</text:span><text:span text:style-name="T5">SGID100_CountyBoundaries/SHAPE_AREA</text:span><text:span text:style-name="T1">&lt;/</text:span><text:span text:style-name="T3">dict:name</text:span><text:span text:style-name="T1">&gt;</text:span></text:p>
      <text:p text:style-name="P2"><text:span text:style-name="T5"><text:tab/><text:tab/></text:span><text:span text:style-name="T1">&lt;</text:span><text:span text:style-name="T3">dict:codeSpace</text:span><text:span text:style-name="T1">&gt;</text:span><text:span text:style-name="T5">http://www.deegree.org/app</text:span><text:span text:style-name="T1">&lt;/</text:span><text:span text:style-name="T3">dict:codeSpace</text:span><text:span text:style-name="T1">&gt;</text:span></text:p>
      <text:p text:style-name="P2"><text:span text:style-name="T5"><text:tab/><text:tab/></text:span><text:span text:style-name="T1">&lt;</text:span><text:span text:style-name="T3">dict:table</text:span><text:span text:style-name="T1">&gt;</text:span><text:span text:style-name="T5">testdict</text:span><text:span text:style-name="T1">&lt;/</text:span><text:span text:style-name="T3">dict:table</text:span><text:span text:style-name="T1">&gt;</text:span></text:p>
      <text:p text:style-name="P2"><text:span text:style-name="T5"><text:tab/></text:span><text:span text:style-name="T1">&lt;/</text:span><text:span text:style-name="T3">dict:definition</text:span><text:span text:style-name="T1">&gt;</text:span></text:p>
      <text:p text:style-name="P2"><text:span text:style-name="T5"><text:tab/></text:span><text:span text:style-name="T1">&lt;</text:span><text:span text:style-name="T3">dict:definition</text:span><text:span text:style-name="T1">&gt;</text:span></text:p>
      <text:p text:style-name="P2"><text:span text:style-name="T5"><text:tab/><text:tab/></text:span><text:span text:style-name="T1">&lt;</text:span><text:span text:style-name="T3">dict:name</text:span><text:span text:style-name="T1">&gt;</text:span><text:span text:style-name="T5">SGID100_CountyBoundaries/SHAPE_LENGTH</text:span><text:span text:style-name="T1">&lt;/</text:span><text:span text:style-name="T3">dict:name</text:span><text:span text:style-name="T1">&gt;</text:span></text:p>
      <text:p text:style-name="P2"><text:span text:style-name="T5"><text:tab/><text:tab/></text:span><text:span text:style-name="T1">&lt;</text:span><text:span text:style-name="T3">dict:codeSpace</text:span><text:span text:style-name="T1">&gt;</text:span><text:span text:style-name="T5">http://www.deegree.org/app</text:span><text:span text:style-name="T1">&lt;/</text:span><text:span text:style-name="T3">dict:codeSpace</text:span><text:span text:style-name="T1">&gt;</text:span></text:p>
      <text:p text:style-name="P2"><text:soft-page-break/><text:span text:style-name="T5"><text:tab/><text:tab/></text:span><text:span text:style-name="T1">&lt;</text:span><text:span text:style-name="T3">dict:table</text:span><text:span text:style-name="T1">&gt;</text:span><text:span text:style-name="T5">anotherTable</text:span><text:span text:style-name="T1">&lt;/</text:span><text:span text:style-name="T3">dict:table</text:span><text:span text:style-name="T1">&gt;</text:span></text:p>
      <text:p text:style-name="P2"><text:span text:style-name="T5"><text:tab/></text:span><text:span text:style-name="T1">&lt;/</text:span><text:span text:style-name="T3">dict:definition</text:span><text:span text:style-name="T1">&gt;</text:span></text:p>
      <text:p text:style-name="P2"><text:span text:style-name="T1">&lt;/</text:span><text:span text:style-name="T3">dict:DictionaryResource</text:span><text:span text:style-name="T1">&gt;</text:span></text:p>
      <text:p text:style-name="P6"/>
      <text:p text:style-name="P25"/>
      <text:p text:style-name="P25"/>
      <text:p text:style-name="P25">Es können beliebig viele Tabellen mit beliebig unterschiedlichen Zuweisungen an Namen und codeSpaces registriert werden. Damit eine Abbildung auf die für lokale Dictionaries beschriebe­ne Struktur möglich ist, muss der Ausbau der registrierten Tabellen folgenden Regeln genügen:</text:p>
      <text:p text:style-name="P24"/>
      <text:list xml:id="list32676739" text:style-name="L6">
        <text:list-item>
          <text:p text:style-name="P54">Jede Tabelle muss über eine Spalte mit dem Namen 'CODE' verfügen, die gleichzeitig der Pri­märschlüssel der Tabelle ist.</text:p>
        </text:list-item>
        <text:list-item>
          <text:p text:style-name="P54">Die Spaltennamen, in denen die Abbildungen des Codes hinterlegt sind - sofern der Code nicht bereits eine lesbare Form aufweist (s.o.) - müssen nach dem Sprachkürzel benannt sein, in dem die Abbildung hinterlegt ist; z.B. 'de', 'en' etc. <text:s/>(es sind die entsprechenden ISO-Codes zu verwenden).</text:p>
        </text:list-item>
        <text:list-item>
          <text:p text:style-name="P54">Bei Codes und Abbildungen darf es sich um numerische Werte, Strings sowie Zeit- und Da­tumsangaben handeln.</text:p>
        </text:list-item>
      </text:list>
      <text:p text:style-name="P24"/>
      <text:p text:style-name="P30"><text:span text:style-name="T13"/></text:p>
      <text:p text:style-name="P30"><text:span text:style-name="T13"/></text:p>
      <text:p text:style-name="P30"><text:span text:style-name="T13">Create Statement für die dem Property</text:span> <text:span text:style-name="T6">SGID100_CountyBoundaries/SHAPE_AREA </text:span><text:span text:style-name="T13">zugewiesene Tabelle </text:span></text:p>
      <text:p text:style-name="P30"><text:span text:style-name="T13"/></text:p>
      <text:section text:style-name="Sect1" text:name="Bereich1">
        <text:p text:style-name="P9"/>
        <text:p text:style-name="P52">CREATE TABLE testdict</text:p>
        <text:p text:style-name="P52">(</text:p>
        <text:p text:style-name="P52"><text:s text:c="2"/>code number(10),</text:p>
        <text:p text:style-name="P52"><text:s text:c="2"/>de varchar2(200),</text:p>
        <text:p text:style-name="P52"><text:s text:c="2"/>en varchar2(200)</text:p>
        <text:p text:style-name="P52">)</text:p>
        <text:p text:style-name="P40"><text:s/></text:p>
        <text:p text:style-name="P53"/>
        <text:p text:style-name="P52">CREATE TABLE testdict</text:p>
        <text:p text:style-name="P52">(</text:p>
        <text:p text:style-name="P52"><text:s text:c="2"/>code varchar2(200),</text:p>
        <text:p text:style-name="P52"><text:s text:c="2"/>de varchar2(200),</text:p>
        <text:p text:style-name="P52"><text:s text:c="2"/>en varchar2(200)</text:p>
        <text:p text:style-name="P52">)</text:p>
        <text:p text:style-name="P9"/>
      </text:section>
      <text:h text:style-name="Heading_20_2" text:outline-level="2"/>
      <text:h text:style-name="Heading_20_2" text:outline-level="2">Automatisches Erzeugen von Dictionaries</text:h>
      <text:p text:style-name="Text_20_body"/>
      <text:p text:style-name="P16">Remote Dictionaries können automatisch erzeugt werden. Hierzu steht im Rahmen von iGeo­Desktop ein Programm zur Verfügung, dass aus einer Metatabelle (LookupDefinition) die Liste der FeatureTypes und Properties ausliest, für die Dictionaries erzeugt/gepflegt werden sollen und die oben beschriebenen Konfigurationen erzeugt bzw. aktualisiert. Wertelisten für nicht in dieser Tabelle beschriebene Properties werden im Verlauf einer automatischen Aktualisierung gelöscht. Die benötigte Metatabelle wird durch folgendes SQL Script erzeugt:</text:p>
      <text:p text:style-name="P19"/>
      <text:p text:style-name="P23">CREATE TABLE igeo_lookupdefinition</text:p>
      <text:p text:style-name="P23">(</text:p>
      <text:p text:style-name="P23"><text:s text:c="2"/>id number(10) not null,</text:p>
      <text:p text:style-name="P23"><text:s text:c="2"/>featuretype varchar2(500) not null,</text:p>
      <text:p text:style-name="P23"><text:s text:c="2"/>property varchar2(500) not null,</text:p>
      <text:p text:style-name="P23"><text:s text:c="2"/>namespace varchar2(500) default '$my namespace$',</text:p>
      <text:p text:style-name="P23"><text:s text:c="2"/>dictionaryTable varchar2(50),</text:p>
      <text:p text:style-name="P23"><text:s text:c="2"/>updateMode char(1) default 'n'</text:p>
      <text:p text:style-name="P23">)</text:p>
      <text:p text:style-name="P11"/>
      <text:p text:style-name="P16">Das Feld 'id' dient als Primärschlüssel und hat keine weitere inhaltliche Funktion. In den Feldern 'featureType' und 'property' werden die lokalen Namen des Properties, für das eine Werteliste <text:soft-page-break/>erstellt werden soll und des FeatureTypes, zu dem es gehört, angegeben. Im Feld 'namespace' wird der namespace des FeatureTypes bzw. Properties hinterlegt. <text:s/>Das Feld 'dictionaryTable' ist optional. Hier kann der Name der Tabelle angeben werden, in dem die einem Property zugeord­nete Werteliste hinterlegt wird. Wird keine Tabelle angegeben, erzeugt das Hilfsprogramm von iGeoDesktop beim ersten Aufruf einen eindeutigen Namen. Das Feld 'updateMode' ist ebenfalls optional. Hierüber besteht die Möglichkeit, für jedes Property festzulegen, wie die Aktualisie­rung der jeweils zugeordnaten Werteliste beim erneuten Aufruf des Hilfprogramms erfolgen soll. Drei Werte sind zulässig:</text:p>
      <text:p text:style-name="P16"/>
      <text:list xml:id="list32425254" text:style-name="L4">
        <text:list-item>
          <text:p text:style-name="P20">'<text:span text:style-name="T12">n</text:span>' (new - default Verhalten): Eine Werteliste wird immer vollständig neu angelegt, eine ggf. be­reits vorhandene Werteliste wird zuvor gelöscht.</text:p>
        </text:list-item>
        <text:list-item>
          <text:p text:style-name="P20">'<text:span text:style-name="T12">a</text:span>' (append): Ist bereits eine Werteliste vorhanden, so werden noch nicht vorhandene Werte an diese angehängt; zum Zeitpunkt der Aktualisierung nicht mehr im Backend vorhandene Werte werden <text:span text:style-name="T12">nicht</text:span> gelöscht und bleiben erhalten.</text:p>
        </text:list-item>
        <text:list-item>
          <text:p text:style-name="P20">'<text:span text:style-name="T12">l</text:span><text:span text:style-name="T17">'</text:span> (locked): Die Werteliste eines entsprechend markierten Properties wird nicht aktualisiert. Dies kann dann sinnvoll sein, wenn Wertelisten - ggf. nach einer automatischen Initialisierung - auf unbestimmte zeit per Hand gepflegt werden sollen.</text:p>
        </text:list-item>
      </text:list>
      <text:p text:style-name="P16"/>
      <text:p text:style-name="P16">Wird kein Wert im Feld 'updateMode' eingetragen oder ein anderer als die oben definierten Werte angegeben, wird 'n' als Standardverhalten angewendet (siehe create table Anweisung).</text:p>
      <text:p text:style-name="P16">Mit Hilfe das Programms <text:span text:style-name="T9">org.deegree.igeo.tools.DictionaryUpdater</text:span><text:span text:style-name="T9"> </text:span>lassen sich die von einem Remote Dictionary benötigten Tabellen und die zugehörige Konfigurationsdatei (s.o.) au­tomatisch erzeugen und füllen. Das Programm wertet die Tabelle <text:span text:style-name="T15">igeo_lookupdefinition</text:span> aus legt fehlende Tabellen an, ermittelt Wertelisten und löscht nicht mehr unterstützte Properties aus der Lookup-Tabelle. </text:p>
      <text:p text:style-name="P16"/>
      <text:p text:style-name="P16">Beim Aufruf erwartet das Programm die folgenden Parameter:</text:p>
      <text:p text:style-name="P16"/>
      <text:list xml:id="list32660938" text:style-name="L7">
        <text:list-item>
          <text:p text:style-name="P21">-driver : Datenbanktreiberklasse (z.B. <text:s/>oracle.jdbc.driver.OracleDriver)</text:p>
        </text:list-item>
        <text:list-item>
          <text:p text:style-name="P22">-url : Informationen zum Aufbau der Datenbankverbindung (z.B. <text:s/>jdbc:oracle:thin:@localhost:1521:latlon)</text:p>
        </text:list-item>
        <text:list-item>
          <text:p text:style-name="P21">-user : Datenbanknutzer</text:p>
        </text:list-item>
        <text:list-item>
          <text:p text:style-name="P21">password : Passwort des Datenbanknutzers</text:p>
        </text:list-item>
        <text:list-item>
          <text:p text:style-name="P21">-wfsConfigFile : absoluter Pfad zur Konfigurationsdatei eines deegree 2 WFS </text:p>
        </text:list-item>
        <text:list-item>
          <text:p text:style-name="P22">-targetFile : absoluter Pfad und Name der zur erzeugenden Konfigurationsdatei für ein Remote Dictionary</text:p>
        </text:list-item>
      </text:list>
      <text:p text:style-name="P12"/>
      <text:p text:style-name="P12"/>
      <text:p text:style-name="P12">Beispiel:</text:p>
      <text:p text:style-name="P13">java -cp .;$required libraries$ <text:span text:style-name="T10">org.deegree.igeo.tools.DictionaryUpdater -driver oracle.jdbc.driver.OracleDriver -url jdbc:oracle:thin:@localhost:1521:latlon -user aUser <text:s/>-password aPassword -wfsConfigFile d:\deegree\testwfs\WEB-INF\conf\wfs\wfs_configurati­on.xml -targetFile e:/temp/dict.x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svg:font-family="'Bitstream Vera Sans'"/>
    <style:font-face style:name="Bitstream vera sans" svg:font-family="'Bitstream vera san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4T17:51:43.25</meta:creation-date>
    <dc:date>2010-06-08T13:04:19.80</dc:date>
    <meta:editing-duration>PT05H26M11S</meta:editing-duration>
    <meta:editing-cycles>46</meta:editing-cycles>
    <meta:generator>OpenOffice.org/3.0$Win32 OpenOffice.org_project/300m15$Build-9379</meta:generator>
    <dc:creator>Anne Loos</dc:creator>
    <meta:document-statistic meta:table-count="0" meta:image-count="0" meta:object-count="0" meta:page-count="6" meta:paragraph-count="203" meta:word-count="1595" meta:character-count="16096"/>
    <meta:user-defined meta:name="Info 1"/>
    <meta:user-defined meta:name="Info 2"/>
    <meta:user-defined meta:name="Info 3"/>
    <meta:user-defined meta:name="Info 4"/>
  </office:meta>
</office:document-meta>
</file>